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Best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108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0636942675159236" calcext:value-type="percentage">
            <text:p>6.37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127388535031847" calcext:value-type="percentage">
            <text:p>12.74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91082802547771" calcext:value-type="percentage">
            <text:p>19.1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54777070063694" calcext:value-type="percentage">
            <text:p>25.48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955414012738854" calcext:value-type="percentage">
            <text:p>0.96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54140127388535" calcext:value-type="percentage">
            <text:p>5.4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17834394904459" calcext:value-type="percentage">
            <text:p>11.78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81528662420382" calcext:value-type="percentage">
            <text:p>18.1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25" calcext:value-type="percentage">
            <text:p>3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4920634920635" calcext:value-type="percentage">
            <text:p>6.35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984126984127" calcext:value-type="percentage">
            <text:p>12.70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47619047619" calcext:value-type="percentage">
            <text:p>19.05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968253968254" calcext:value-type="percentage">
            <text:p>25.4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93650793650794" calcext:value-type="percentage">
            <text:p>0.7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55555555555556" calcext:value-type="percentage">
            <text:p>5.56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)" office:value-type="float" office:value="23" calcext:value-type="float">
            <text:p>23</text:p>
          </table:table-cell>
          <table:table-cell table:style-name="ce22" table:formula="of:=([.B346]-8)*0.03125" office:value-type="percentage" office:value="0.46875" calcext:value-type="percentage">
            <text:p>46.88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047619047619" calcext:value-type="percentage">
            <text:p>11.9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)" office:value-type="float" office:value="31" calcext:value-type="float">
            <text:p>31</text:p>
          </table:table-cell>
          <table:table-cell table:style-name="ce22" table:formula="of:=([.B347]-8)*0.03125" office:value-type="percentage" office:value="0.71875" calcext:value-type="percentage">
            <text:p>71.88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2539682539683" calcext:value-type="percentage">
            <text:p>18.25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4920634920635" calcext:value-type="percentage">
            <text:p>6.35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6984126984127" calcext:value-type="percentage">
            <text:p>12.70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047619047619" calcext:value-type="percentage">
            <text:p>19.0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53968253968254" calcext:value-type="percentage">
            <text:p>25.40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793650793650794" calcext:value-type="percentage">
            <text:p>0.7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55555555555556" calcext:value-type="percentage">
            <text:p>5.56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)" office:value-type="float" office:value="23" calcext:value-type="float">
            <text:p>23</text:p>
          </table:table-cell>
          <table:table-cell table:style-name="ce22" table:formula="of:=([.B364]-8)*0.03125" office:value-type="percentage" office:value="0.46875" calcext:value-type="percentage">
            <text:p>46.88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19047619047619" calcext:value-type="percentage">
            <text:p>11.9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)" office:value-type="float" office:value="31" calcext:value-type="float">
            <text:p>31</text:p>
          </table:table-cell>
          <table:table-cell table:style-name="ce22" table:formula="of:=([.B365]-8)*0.03125" office:value-type="percentage" office:value="0.71875" calcext:value-type="percentage">
            <text:p>71.8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2539682539683" calcext:value-type="percentage">
            <text:p>18.25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table table:name="Score Values for .csv" table:style-name="ta1">
        <office:forms form:automatic-focus="false" form:apply-design-mode="false"/>
        <table:table-column table:style-name="co6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'combo-180_items-best'.A7:'combo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8:48:29.37900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2:46:02.993628750</dc:date>
    <meta:editing-duration>P2DT16H35M59S</meta:editing-duration>
    <meta:editing-cycles>213</meta:editing-cycles>
    <meta:document-statistic meta:table-count="2" meta:cell-count="1387" meta:object-count="0"/>
  </office:meta>
</office:document-meta>
</file>